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language="en" fo:country="GB"/>
    </style:style>
    <style:style style:name="ce2" style:family="table-cell" style:parent-style-name="Default">
      <style:table-cell-properties fo:border-bottom="none" fo:background-color="#ccccff" style:text-align-source="fix" style:repeat-content="false" fo:border-left="0.51pt solid #000080" fo:border-right="none" style:shadow="#808080 0.176cm 0.176cm" fo:border-top="0.51pt solid #000080"/>
      <style:paragraph-properties fo:text-align="end" fo:margin-left="0cm"/>
      <style:text-properties fo:language="en" fo:country="GB" fo:font-weight="bold"/>
    </style:style>
    <style:style style:name="ce3" style:family="table-cell" style:parent-style-name="Default">
      <style:table-cell-properties fo:border-bottom="0.51pt solid #000080" fo:background-color="#ccccff" style:text-align-source="fix" style:repeat-content="false" fo:border-left="0.51pt solid #000080" fo:border-right="none" style:shadow="#808080 0.176cm 0.176cm" fo:border-top="none"/>
      <style:paragraph-properties fo:text-align="end" fo:margin-left="0cm"/>
      <style:text-properties fo:language="en" fo:country="GB" fo:font-weight="bold"/>
    </style:style>
    <style:style style:name="ce4" style:family="table-cell" style:parent-style-name="Default">
      <style:table-cell-properties fo:border-bottom="none" fo:background-color="#e6e6ff" style:text-align-source="fix" style:repeat-content="false" fo:border-left="0.06pt solid #4c4c4c" fo:border-right="0.06pt solid #4c4c4c" fo:border-top="0.99pt solid #000080"/>
      <style:paragraph-properties fo:text-align="center" fo:margin-left="0cm"/>
      <style:text-properties fo:language="en" fo:country="GB" fo:font-weight="bold"/>
    </style:style>
    <style:style style:name="ce5" style:family="table-cell" style:parent-style-name="Default">
      <style:table-cell-properties fo:border-bottom="0.06pt solid #000080" fo:background-color="#e6e6ff" style:text-align-source="fix" style:repeat-content="false" fo:border-left="0.06pt solid #4c4c4c" fo:border-right="none" fo:border-top="none"/>
      <style:paragraph-properties fo:text-align="center" fo:margin-left="0cm"/>
      <style:text-properties fo:language="en" fo:country="GB"/>
    </style:style>
    <style:style style:name="ce6" style:family="table-cell" style:parent-style-name="Default" style:data-style-name="N110">
      <style:table-cell-properties fo:border-bottom="none" fo:border-left="0.06pt solid #4c4c4c" fo:border-right="none" fo:border-top="none"/>
      <style:text-properties fo:language="en" fo:country="GB"/>
    </style:style>
    <style:style style:name="ce7" style:family="table-cell" style:parent-style-name="Default">
      <style:table-cell-properties fo:border-bottom="none" fo:background-color="#ffff99" style:text-align-source="fix" style:repeat-content="false" fo:border-left="none" fo:border-right="none" style:shadow="#808080 0.176cm 0.176cm" fo:border-top="0.51pt solid #000080"/>
      <style:paragraph-properties fo:text-align="start" fo:margin-left="0.212cm"/>
      <style:text-properties fo:language="en" fo:country="GB"/>
    </style:style>
    <style:style style:name="ce8" style:family="table-cell" style:parent-style-name="Default">
      <style:table-cell-properties fo:border-bottom="0.51pt solid #000080" fo:background-color="#ffff99" style:text-align-source="fix" style:repeat-content="false" fo:border-left="none" fo:border-right="none" style:shadow="#808080 0.176cm 0.176cm" fo:border-top="none"/>
      <style:paragraph-properties fo:text-align="start" fo:margin-left="0.212cm"/>
      <style:text-properties fo:language="en" fo:country="GB"/>
    </style:style>
    <style:style style:name="ce9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0.176cm 0.176cm" fo:border-top="0.51pt solid #000080"/>
      <style:paragraph-properties fo:text-align="start" fo:margin-left="0.212cm"/>
      <style:text-properties fo:language="en" fo:country="GB" fo:font-style="italic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0.176cm 0.176cm" fo:border-top="none"/>
      <style:paragraph-properties fo:text-align="start" fo:margin-left="0.212cm"/>
      <style:text-properties fo:language="en" fo:country="GB" fo:font-style="italic"/>
    </style:style>
    <style:style style:name="ce11" style:family="table-cell" style:parent-style-name="Default" style:data-style-name="N2">
      <style:table-cell-properties fo:border-bottom="none" fo:background-color="#e6e6ff" fo:border-left="0.51pt solid #000080" fo:border-right="none" style:shadow="#808080 0.176cm 0.176cm" fo:border-top="0.06pt solid #9999cc"/>
      <style:text-properties style:use-window-font-color="true" fo:language="en" fo:country="GB"/>
    </style:style>
    <style:style style:name="ce12" style:family="table-cell" style:parent-style-name="Default" style:data-style-name="N2">
      <style:table-cell-properties fo:border-bottom="0.51pt solid #000080" fo:background-color="#e6e6ff" fo:border-left="0.51pt solid #000080" fo:border-right="none" style:shadow="#808080 0.176cm 0.176cm" fo:border-top="none"/>
      <style:text-properties style:use-window-font-color="true" fo:language="en" fo:country="GB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0.06pt solid #4c4c4c" fo:border-top="0.99pt solid #000080"/>
      <style:paragraph-properties fo:text-align="center" fo:margin-left="0cm"/>
      <style:text-properties fo:language="en" fo:country="GB"/>
    </style:style>
    <style:style style:name="ce14" style:family="table-cell" style:parent-style-name="Default">
      <style:table-cell-properties fo:border-bottom="0.06pt solid #000080" fo:background-color="#e6e6ff" style:text-align-source="fix" style:repeat-content="false" fo:border-left="none" fo:border-right="0.06pt solid #4c4c4c" fo:border-top="none"/>
      <style:paragraph-properties fo:text-align="center" fo:margin-left="0cm"/>
      <style:text-properties fo:language="en" fo:country="GB"/>
    </style:style>
    <style:style style:name="ce15" style:family="table-cell" style:parent-style-name="Default" style:data-style-name="N110">
      <style:table-cell-properties fo:border-bottom="none" fo:border-left="none" fo:border-right="0.06pt solid #4c4c4c" fo:border-top="none"/>
      <style:text-properties fo:language="en" fo:country="GB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0.51pt solid #000080" style:shadow="#808080 0.176cm 0.176cm" fo:border-top="0.51pt solid #000080"/>
      <style:paragraph-properties fo:text-align="start" fo:margin-left="0.212cm"/>
      <style:text-properties fo:language="en" fo:country="GB"/>
    </style:style>
    <style:style style:name="ce17" style:family="table-cell" style:parent-style-name="Default">
      <style:table-cell-properties fo:border-bottom="0.51pt solid #000080" fo:background-color="#e6e6ff" style:text-align-source="fix" style:repeat-content="false" fo:border-left="none" fo:border-right="0.51pt solid #000080" style:shadow="#808080 0.176cm 0.176cm" fo:border-top="none"/>
      <style:paragraph-properties fo:text-align="start" fo:margin-left="0.212cm"/>
      <style:text-properties fo:language="en" fo:country="GB"/>
    </style:style>
    <style:style style:name="ce18" style:family="table-cell" style:parent-style-name="Default">
      <style:table-cell-properties fo:border-bottom="none" fo:background-color="#e6e6ff" fo:border-left="none" fo:border-right="none" style:shadow="#808080 0.176cm 0.176cm" fo:border-top="0.06pt solid #000080"/>
      <style:text-properties fo:language="en" fo:country="GB" fo:font-style="italic"/>
    </style:style>
    <style:style style:name="ce19" style:family="table-cell" style:parent-style-name="Default" style:data-style-name="N2">
      <style:table-cell-properties fo:border-bottom="none" fo:background-color="#e6e6ff" fo:border-left="none" fo:border-right="0.06pt solid #9999cc" style:shadow="#808080 0.176cm 0.176cm" fo:border-top="0.06pt solid #9999cc"/>
      <style:text-properties style:use-window-font-color="true" fo:language="en" fo:country="GB"/>
    </style:style>
    <style:style style:name="ce20" style:family="table-cell" style:parent-style-name="Default" style:data-style-name="N2">
      <style:table-cell-properties fo:border-bottom="0.51pt solid #000080" fo:background-color="#e6e6ff" fo:border-left="none" fo:border-right="0.06pt solid #9999cc" style:shadow="#808080 0.176cm 0.176cm" fo:border-top="none"/>
      <style:text-properties style:use-window-font-color="true" fo:language="en" fo:country="GB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none" fo:border-right="none" fo:border-top="0.99pt solid #000080"/>
      <style:paragraph-properties fo:text-align="center" fo:margin-left="0cm"/>
      <style:text-properties fo:language="en" fo:country="GB" fo:font-weight="bold"/>
    </style:style>
    <style:style style:name="ce22" style:family="table-cell" style:parent-style-name="Default">
      <style:table-cell-properties fo:border-bottom="0.06pt solid #000080" fo:background-color="#e6e6ff" style:text-align-source="fix" style:repeat-content="false" fo:border-left="none" fo:border-right="none" fo:border-top="none"/>
      <style:paragraph-properties fo:text-align="center" fo:margin-left="0cm"/>
      <style:text-properties fo:language="en" fo:country="GB"/>
    </style:style>
    <style:style style:name="ce23" style:family="table-cell" style:parent-style-name="Default" style:data-style-name="N4">
      <style:text-properties fo:language="en" fo:country="GB"/>
    </style:style>
    <style:style style:name="ce24" style:family="table-cell" style:parent-style-name="Default">
      <style:table-cell-properties fo:border-bottom="none" fo:background-color="#e6e6ff" fo:border-left="none" fo:border-right="none" fo:border-top="0.99pt solid #000080"/>
      <style:text-properties fo:language="en" fo:country="GB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6pt solid #000080" fo:border-right="none" style:shadow="#808080 0.176cm 0.176cm" fo:border-top="0.06pt solid #000080" style:vertical-align="middle"/>
      <style:paragraph-properties fo:text-align="end" fo:margin-left="0cm"/>
      <style:text-properties fo:language="en" fo:country="GB" fo:font-weight="bold"/>
    </style:style>
    <style:style style:name="ce26" style:family="table-cell" style:parent-style-name="Default">
      <style:table-cell-properties fo:border-bottom="none" fo:background-color="#e6e6ff" style:text-align-source="fix" style:repeat-content="false" fo:border-left="none" fo:border-right="0.99pt solid #000080" fo:border-top="0.99pt solid #000080" style:vertical-align="middle"/>
      <style:paragraph-properties fo:text-align="center" fo:margin-left="0cm"/>
      <style:text-properties fo:language="en" fo:country="GB" fo:font-weight="bold"/>
    </style:style>
    <style:style style:name="ce27" style:family="table-cell" style:parent-style-name="Default">
      <style:table-cell-properties fo:border-bottom="0.06pt solid #000080" fo:background-color="#e6e6ff" style:text-align-source="fix" style:repeat-content="false" fo:border-left="none" fo:border-right="none" fo:border-top="none"/>
      <style:paragraph-properties fo:text-align="center" fo:margin-left="0cm"/>
      <style:text-properties fo:language="en" fo:country="GB" fo:font-weight="normal"/>
    </style:style>
    <style:style style:name="ce28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0.318cm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none" style:shadow="#808080 0.176cm 0.176cm" fo:border-top="0.06pt solid #000080" style:vertical-align="middle"/>
      <style:paragraph-properties fo:text-align="start" fo:margin-left="0.212cm"/>
      <style:text-properties fo:language="en" fo:country="GB"/>
    </style:style>
    <style:style style:name="ce30" style:family="table-cell" style:parent-style-name="Default">
      <style:table-cell-properties fo:border-bottom="0.06pt solid #333333" fo:background-color="#e6e6ff" style:text-align-source="fix" style:repeat-content="false" fo:border-left="0.06pt solid #333333" fo:border-right="0.06pt solid #333333" fo:border-top="none"/>
      <style:paragraph-properties fo:text-align="center" fo:margin-left="0cm"/>
      <style:text-properties fo:language="en" fo:country="GB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333333" fo:border-right="0.06pt solid #333333" fo:border-top="none"/>
      <style:paragraph-properties fo:text-align="start" fo:margin-left="0.353cm"/>
      <style:text-properties fo:language="en" fo:country="GB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none" fo:border-right="0.06pt solid #000080" style:shadow="#808080 0.176cm 0.176cm" fo:border-top="0.06pt solid #000080" style:vertical-align="middle"/>
      <style:paragraph-properties fo:text-align="start" fo:margin-left="0.212cm"/>
      <style:text-properties fo:language="en" fo:country="GB"/>
    </style:style>
    <style:style style:name="ce33" style:family="table-cell" style:parent-style-name="Default">
      <style:table-cell-properties fo:border-bottom="0.06pt solid #000080" fo:background-color="#e6e6ff" fo:border-left="none" fo:border-right="none" fo:border-top="none"/>
      <style:text-properties fo:language="en" fo:country="GB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en" fo:country="GB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333333" fo:border-top="none"/>
      <style:paragraph-properties fo:text-align="start" fo:margin-left="0.353cm"/>
      <style:text-properties fo:language="en" fo:country="GB"/>
    </style:style>
    <style:style style:name="ce36" style:family="table-cell" style:parent-style-name="Default">
      <style:table-cell-properties fo:border-bottom="none" fo:background-color="#e6e6ff" style:text-align-source="fix" style:repeat-content="false" fo:border-left="0.06pt solid #4c4c4c" fo:border-right="0.06pt solid #4c4c4c" fo:border-top="0.99pt solid #000080" style:vertical-align="middle"/>
      <style:paragraph-properties fo:text-align="center" fo:margin-left="0cm"/>
      <style:text-properties fo:language="en" fo:country="GB" fo:font-weight="bold"/>
    </style:style>
    <style:style style:name="ce37" style:family="table-cell" style:parent-style-name="Default" style:data-style-name="N110">
      <style:table-cell-properties fo:border-bottom="0.06pt solid #333333" fo:border-left="0.06pt solid #333333" fo:border-right="none" fo:border-top="none"/>
      <style:text-properties fo:language="en" fo:country="GB"/>
    </style:style>
    <style:style style:name="ce38" style:family="table-cell" style:parent-style-name="Default">
      <style:table-cell-properties fo:border-bottom="none" fo:background-color="#e6e6ff" style:text-align-source="fix" style:repeat-content="false" fo:border-left="none" fo:border-right="none" fo:border-top="0.99pt solid #000080" style:vertical-align="middle"/>
      <style:paragraph-properties fo:text-align="center" fo:margin-left="0cm"/>
      <style:text-properties fo:language="en" fo:country="GB" fo:font-weight="bold"/>
    </style:style>
    <style:style style:name="ce39" style:family="table-cell" style:parent-style-name="Default" style:data-style-name="N4">
      <style:text-properties fo:language="en" fo:country="US" style:language-asian="en" style:country-asian="US" style:language-complex="en" style:country-complex="US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none" fo:border-right="0.06pt solid #4c4c4c" fo:border-top="0.99pt solid #000080" style:vertical-align="middle"/>
      <style:paragraph-properties fo:text-align="center" fo:margin-left="0cm"/>
      <style:text-properties fo:language="en" fo:country="GB"/>
    </style:style>
    <style:style style:name="ce41" style:family="table-cell" style:parent-style-name="Default" style:data-style-name="N110">
      <style:table-cell-properties fo:border-bottom="0.06pt solid #333333" fo:border-left="none" fo:border-right="0.06pt solid #333333" fo:border-top="none"/>
      <style:text-properties fo:language="en" fo:country="GB"/>
    </style:style>
  </office:automatic-styles>
  <office:body>
    <office:spreadsheet>
      <table:table table:name="Série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252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Source CRS:</text:p>
          </table:table-cell>
          <table:table-cell table:style-name="ce7" office:value-type="string">
            <text:p>EPSG:4326</text:p>
          </table:table-cell>
          <table:table-cell table:style-name="ce16" table:formula="of:=ORG.OPENGIS.OPENOFFICE.REFERENCING.GETDESCRIPTION([.B2])" office:value-type="string" office:string-value="EPSG:4326" table:number-columns-spanned="2" table:number-rows-spanned="1">
            <text:p>EPSG:4326</text:p>
          </table:table-cell>
          <table:covered-table-cell table:style-name="ce16"/>
          <table:table-cell table:number-columns-repeated="252"/>
        </table:table-row>
        <table:table-row table:style-name="ro1">
          <table:table-cell table:style-name="ce3" office:value-type="string">
            <text:p>Target CRS:</text:p>
          </table:table-cell>
          <table:table-cell table:style-name="ce8" office:value-type="string">
            <text:p>EPSG:2984</text:p>
          </table:table-cell>
          <table:table-cell table:style-name="ce17" table:formula="of:=ORG.OPENGIS.OPENOFFICE.REFERENCING.GETDESCRIPTION([.B3])" office:value-type="string" office:string-value="(none)" table:number-columns-spanned="2" table:number-rows-spanned="1">
            <text:p>(none)</text:p>
          </table:table-cell>
          <table:covered-table-cell table:style-name="ce17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Scope:</text:p>
          </table:table-cell>
          <table:table-cell table:style-name="ce9" table:formula="of:=ORG.OPENGIS.OPENOFFICE.REFERENCING.GETSCOPE([.B3])" office:value-type="string" office:string-value="Could not initialize class org.opengis.wrapper.proj4.PJDatum" table:number-columns-spanned="4" table:number-rows-spanned="1">
            <text:p>Could not initialize class org.opengis.wrapper.proj4.PJDatum</text:p>
          </table:table-cell>
          <table:covered-table-cell table:number-columns-repeated="3" table:style-name="ce18"/>
          <table:table-cell table:number-columns-repeated="251"/>
        </table:table-row>
        <table:table-row table:style-name="ro1">
          <table:table-cell table:style-name="ce3" office:value-type="string">
            <text:p>Valid area:</text:p>
          </table:table-cell>
          <table:table-cell table:style-name="ce10" table:formula="of:=ORG.OPENGIS.OPENOFFICE.REFERENCING.GETVALIDAREA([.B3])" office:value-type="string" office:string-value="Could not initialize class org.opengis.wrapper.proj4.PJDatum" table:number-columns-spanned="4" table:number-rows-spanned="1">
            <text:p>Could not initialize class org.opengis.wrapper.proj4.PJDatum</text:p>
          </table:table-cell>
          <table:covered-table-cell table:number-columns-repeated="3"/>
          <table:table-cell table:number-columns-repeated="251"/>
        </table:table-row>
        <table:table-row table:style-name="ro1">
          <table:table-cell/>
          <table:table-cell table:style-name="ce11" table:number-matrix-columns-spanned="2" table:number-matrix-rows-spanned="2" table:formula="of:=ORG.OPENGIS.OPENOFFICE.REFERENCING.GETBOUNDINGBOX([.B3])" office:value-type="float" office:value="0">
            <text:p>#VALEUR !</text:p>
          </table:table-cell>
          <table:table-cell table:style-name="ce19" office:value-type="float" office:value="0">
            <text:p>#VALEUR !</text:p>
          </table:table-cell>
          <table:table-cell table:number-columns-repeated="253"/>
        </table:table-row>
        <table:table-row table:style-name="ro1">
          <table:table-cell/>
          <table:table-cell table:style-name="ce12" office:value-type="float" office:value="0">
            <text:p>#VALEUR !</text:p>
          </table:table-cell>
          <table:table-cell table:style-name="ce20" office:value-type="float" office:value="0">
            <text:p>#VALEUR !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 table:number-columns-spanned="2" table:number-rows-spanned="1">
            <text:p>Source coordinates</text:p>
          </table:table-cell>
          <table:covered-table-cell table:style-name="ce13"/>
          <table:table-cell table:style-name="ce21" office:value-type="string" table:number-columns-spanned="2" table:number-rows-spanned="1">
            <text:p>Target coordinates</text:p>
          </table:table-cell>
          <table:covered-table-cell table:style-name="ce24"/>
          <table:table-cell table:number-columns-repeated="252"/>
        </table:table-row>
        <table:table-row table:style-name="ro1">
          <table:table-cell table:style-name="ce5" table:formula="of:=ORG.OPENGIS.OPENOFFICE.REFERENCING.GETAXIS([.$B$2];1)" office:value-type="string" office:string-value="/usr/local/lib/libproj.0.dylib:  no suitable image found.  Did find:  /usr/local/lib/libproj.0.dylib: mach-o, but wrong architecture">
            <text:p>/usr/local/lib/libproj.0.dylib: <text:s/>no suitable image found. <text:s/>Did find: <text:s/>/usr/local/lib/libproj.0.dylib: mach-o, but wrong architecture</text:p>
          </table:table-cell>
          <table:table-cell table:style-name="ce14" table:formula="of:=ORG.OPENGIS.OPENOFFICE.REFERENCING.GETAXIS([.$B$2];2)" office:value-type="string" office:string-value="Could not initialize class org.opengis.wrapper.proj4.PJDatum">
            <text:p>Could not initialize class org.opengis.wrapper.proj4.PJDatum</text:p>
          </table:table-cell>
          <table:table-cell table:style-name="ce22" table:formula="of:=ORG.OPENGIS.OPENOFFICE.REFERENCING.GETAXIS([.$B$3];1)" office:value-type="string" office:string-value="Could not initialize class org.opengis.wrapper.proj4.PJDatum">
            <text:p>Could not initialize class org.opengis.wrapper.proj4.PJDatum</text:p>
          </table:table-cell>
          <table:table-cell table:style-name="ce22" table:formula="of:=ORG.OPENGIS.OPENOFFICE.REFERENCING.GETAXIS([.$B$3];2)" office:value-type="string" office:string-value="Could not initialize class org.opengis.wrapper.proj4.PJDatum">
            <text:p>Could not initialize class org.opengis.wrapper.proj4.PJDatum</text:p>
          </table:table-cell>
          <table:table-cell table:number-columns-repeated="252"/>
        </table:table-row>
        <table:table-row table:style-name="ro1">
          <table:table-cell table:style-name="ce6" table:formula="of:=-(21+35.143/60)" office:value-type="float" office:value="-21.5857166666667">
            <text:p>-21,585717</text:p>
          </table:table-cell>
          <table:table-cell table:style-name="ce15" table:formula="of:=168+6.385/60" office:value-type="float" office:value="168.106416666667">
            <text:p>168,106417</text:p>
          </table:table-cell>
          <table:table-cell table:style-name="ce23" table:number-matrix-columns-spanned="2" table:number-matrix-rows-spanned="6" table:formula="of:=ORG.OPENGIS.OPENOFFICE.REFERENCING.GETTRANSFORMEDCOORDINATES([.A13:.B18];[.$B$2];[.$B$3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1+35.837/60)" office:value-type="float" office:value="-21.5972833333333">
            <text:p>-21,597283</text:p>
          </table:table-cell>
          <table:table-cell table:style-name="ce15" table:formula="of:=168+6.45/60" office:value-type="float" office:value="168.1075">
            <text:p>168,107500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5.422/60)" office:value-type="float" office:value="-20.7570333333333">
            <text:p>-20,757033</text:p>
          </table:table-cell>
          <table:table-cell table:style-name="ce15" table:formula="of:=167+4.388/60" office:value-type="float" office:value="167.073133333333">
            <text:p>167,073133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5.629/60)" office:value-type="float" office:value="-20.7604833333333">
            <text:p>-20,760483</text:p>
          </table:table-cell>
          <table:table-cell table:style-name="ce15" table:formula="of:=167+5.599/60" office:value-type="float" office:value="167.093316666667">
            <text:p>167,093317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5.521/60)" office:value-type="float" office:value="-20.7586833333333">
            <text:p>-20,758683</text:p>
          </table:table-cell>
          <table:table-cell table:style-name="ce15" table:formula="of:=167+6.336/60" office:value-type="float" office:value="167.1056">
            <text:p>167,105600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>
          <table:table-cell table:style-name="ce6" table:formula="of:=-(20+46.641/60)" office:value-type="float" office:value="-20.77735">
            <text:p>-20,777350</text:p>
          </table:table-cell>
          <table:table-cell table:style-name="ce15" table:formula="of:=167+7.813/60" office:value-type="float" office:value="167.130216666667">
            <text:p>167,130217</text:p>
          </table:table-cell>
          <table:table-cell table:style-name="ce23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2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ulti SRC" table:style-name="ta1" table:print="false">
        <office:forms form:automatic-focus="false" form:apply-design-mode="false"/>
        <table:table-column table:style-name="co3" table:number-columns-repeated="6" table:default-cell-style-name="ce1"/>
        <table:table-column table:style-name="co2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Source CRS:</text:p>
          </table:table-cell>
          <table:table-cell table:style-name="ce29" office:value-type="string">
            <text:p>EPSG:4326</text:p>
          </table:table-cell>
          <table:table-cell table:style-name="ce32" table:formula="of:=ORG.OPENGIS.OPENOFFICE.REFERENCING.GETDESCRIPTION([.B2])" office:value-type="string" office:string-value="EPSG:4326" table:number-columns-spanned="2" table:number-rows-spanned="1">
            <text:p>EPSG:4326</text:p>
          </table:table-cell>
          <table:covered-table-cell table:style-name="ce3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4"/>
          <table:table-cell table:style-name="ce36" office:value-type="string" table:number-columns-spanned="2" table:number-rows-spanned="1">
            <text:p>Source coordinates</text:p>
          </table:table-cell>
          <table:covered-table-cell table:style-name="ce40"/>
          <table:table-cell table:number-columns-repeated="250"/>
        </table:table-row>
        <table:table-row table:style-name="ro1">
          <table:table-cell table:number-columns-repeated="4"/>
          <table:table-cell table:style-name="ce5" table:formula="of:=ORG.OPENGIS.OPENOFFICE.REFERENCING.GETAXIS([.$B$2];1)" office:value-type="string" office:string-value="Could not initialize class org.opengis.wrapper.proj4.PJDatum">
            <text:p>Could not initialize class org.opengis.wrapper.proj4.PJDatum</text:p>
          </table:table-cell>
          <table:table-cell table:style-name="ce14" table:formula="of:=ORG.OPENGIS.OPENOFFICE.REFERENCING.GETAXIS([.$B$2];2)" office:value-type="string" office:string-value="Could not initialize class org.opengis.wrapper.proj4.PJDatum">
            <text:p>Could not initialize class org.opengis.wrapper.proj4.PJDatum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7" table:formula="of:=-(21+35.837/60)" office:value-type="float" office:value="-21.5972833333333">
            <text:p>-21,597283</text:p>
          </table:table-cell>
          <table:table-cell table:style-name="ce41" table:formula="of:=168+6.45/60" office:value-type="float" office:value="168.1075">
            <text:p>168,10750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26" office:value-type="string" table:number-columns-spanned="4" table:number-rows-spanned="1">
            <text:p>Target CRS</text:p>
          </table:table-cell>
          <table:covered-table-cell table:number-columns-repeated="3"/>
          <table:table-cell table:style-name="ce38" office:value-type="string" table:number-columns-spanned="2" table:number-rows-spanned="1">
            <text:p>Target coordinates</text:p>
          </table:table-cell>
          <table:covered-table-cell table:style-name="ce24"/>
          <table:table-cell table:number-columns-repeated="250"/>
        </table:table-row>
        <table:table-row table:style-name="ro1">
          <table:table-cell table:style-name="ce27" office:value-type="string">
            <text:p>Code</text:p>
          </table:table-cell>
          <table:table-cell table:style-name="ce30" office:value-type="string" table:number-columns-spanned="3" table:number-rows-spanned="1">
            <text:p>Description</text:p>
          </table:table-cell>
          <table:covered-table-cell table:number-columns-repeated="2" table:style-name="ce33"/>
          <table:table-cell table:style-name="ce22" table:number-matrix-columns-spanned="2" table:number-matrix-rows-spanned="1" table:formula="of:=[.E5:.F5]" office:value-type="string" office:string-value="Could not initialize class org.opengis.wrapper.proj4.PJDatum">
            <text:p>Could not initialize class org.opengis.wrapper.proj4.PJDatum</text:p>
          </table:table-cell>
          <table:table-cell table:style-name="ce22" office:value-type="string" office:string-value="Could not initialize class org.opengis.wrapper.proj4.PJDatum">
            <text:p>Could not initialize class org.opengis.wrapper.proj4.PJDatum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995</text:p>
          </table:table-cell>
          <table:table-cell table:style-name="ce31" table:formula="of:=ORG.OPENGIS.OPENOFFICE.REFERENCING.GETDESCRIPTION([.A10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OPENOFFICE.REFERENCING.GETTRANSFORMEDCOORDINATES([.$E$6:.$F$6];[.$B$2];[.A10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981</text:p>
          </table:table-cell>
          <table:table-cell table:style-name="ce31" table:formula="of:=ORG.OPENGIS.OPENOFFICE.REFERENCING.GETDESCRIPTION([.A11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OPENOFFICE.REFERENCING.GETTRANSFORMEDCOORDINATES([.$E$6:.$F$6];[.$B$2];[.A11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3060</text:p>
          </table:table-cell>
          <table:table-cell table:style-name="ce31" table:formula="of:=ORG.OPENGIS.OPENOFFICE.REFERENCING.GETDESCRIPTION([.A12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39" table:number-matrix-columns-spanned="2" table:number-matrix-rows-spanned="1" table:formula="of:=ORG.OPENGIS.OPENOFFICE.REFERENCING.GETTRANSFORMEDCOORDINATES([.$E$6:.$F$6];[.$B$2];[.A12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998</text:p>
          </table:table-cell>
          <table:table-cell table:style-name="ce31" table:formula="of:=ORG.OPENGIS.OPENOFFICE.REFERENCING.GETDESCRIPTION([.A13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39" table:number-matrix-columns-spanned="2" table:number-matrix-rows-spanned="1" table:formula="of:=ORG.OPENGIS.OPENOFFICE.REFERENCING.GETTRANSFORMEDCOORDINATES([.$E$6:.$F$6];[.$B$2];[.A13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133</text:p>
          </table:table-cell>
          <table:table-cell table:style-name="ce31" table:formula="of:=ORG.OPENGIS.OPENOFFICE.REFERENCING.GETDESCRIPTION([.A14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39" table:number-matrix-columns-spanned="2" table:number-matrix-rows-spanned="1" table:formula="of:=ORG.OPENGIS.OPENOFFICE.REFERENCING.GETTRANSFORMEDCOORDINATES([.$E$6:.$F$6];[.$B$2];[.A14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7258</text:p>
          </table:table-cell>
          <table:table-cell table:style-name="ce31" table:formula="of:=ORG.OPENGIS.OPENOFFICE.REFERENCING.GETDESCRIPTION([.A15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39" table:number-matrix-columns-spanned="2" table:number-matrix-rows-spanned="1" table:formula="of:=ORG.OPENGIS.OPENOFFICE.REFERENCING.GETTRANSFORMEDCOORDINATES([.$E$6:.$F$6];[.$B$2];[.A15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997</text:p>
          </table:table-cell>
          <table:table-cell table:style-name="ce31" table:formula="of:=ORG.OPENGIS.OPENOFFICE.REFERENCING.GETDESCRIPTION([.A16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39" table:number-matrix-columns-spanned="2" table:number-matrix-rows-spanned="1" table:formula="of:=ORG.OPENGIS.OPENOFFICE.REFERENCING.GETTRANSFORMEDCOORDINATES([.$E$6:.$F$6];[.$B$2];[.A16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996</text:p>
          </table:table-cell>
          <table:table-cell table:style-name="ce31" table:formula="of:=ORG.OPENGIS.OPENOFFICE.REFERENCING.GETDESCRIPTION([.A17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OPENOFFICE.REFERENCING.GETTRANSFORMEDCOORDINATES([.$E$6:.$F$6];[.$B$2];[.A17])" office:value-type="float" office:value="0">
            <text:p>#VALEUR !</text:p>
          </table:table-cell>
          <table:table-cell table:style-name="ce39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2983</text:p>
          </table:table-cell>
          <table:table-cell table:style-name="ce31" table:formula="of:=ORG.OPENGIS.OPENOFFICE.REFERENCING.GETDESCRIPTION([.A18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39" table:number-matrix-columns-spanned="2" table:number-matrix-rows-spanned="1" table:formula="of:=ORG.OPENGIS.OPENOFFICE.REFERENCING.GETTRANSFORMEDCOORDINATES([.$E$6:.$F$6];[.$B$2];[.A18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32358</text:p>
          </table:table-cell>
          <table:table-cell table:style-name="ce31" table:formula="of:=ORG.OPENGIS.OPENOFFICE.REFERENCING.GETDESCRIPTION([.A19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OPENOFFICE.REFERENCING.GETTRANSFORMEDCOORDINATES([.$E$6:.$F$6];[.$B$2];[.A19])" office:value-type="float" office:value="0">
            <text:p>#VALEUR !</text:p>
          </table:table-cell>
          <table:table-cell table:style-name="ce39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32558</text:p>
          </table:table-cell>
          <table:table-cell table:style-name="ce31" table:formula="of:=ORG.OPENGIS.OPENOFFICE.REFERENCING.GETDESCRIPTION([.A20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39" table:number-matrix-columns-spanned="2" table:number-matrix-rows-spanned="1" table:formula="of:=ORG.OPENGIS.OPENOFFICE.REFERENCING.GETTRANSFORMEDCOORDINATES([.$E$6:.$F$6];[.$B$2];[.A20])" office:value-type="float" office:value="0">
            <text:p>#VALEUR !</text:p>
          </table:table-cell>
          <table:table-cell table:style-name="ce23" office:value-type="float" office:value="0">
            <text:p>#VALEUR !</text:p>
          </table:table-cell>
          <table:table-cell table:number-columns-repeated="250"/>
        </table:table-row>
        <table:table-row table:style-name="ro3">
          <table:table-cell table:style-name="ce28" office:value-type="string">
            <text:p>EPSG:32758</text:p>
          </table:table-cell>
          <table:table-cell table:style-name="ce31" table:formula="of:=ORG.OPENGIS.OPENOFFICE.REFERENCING.GETDESCRIPTION([.A21])" office:value-type="string" office:string-value="(none)" table:number-columns-spanned="3" table:number-rows-spanned="1">
            <text:p>(none)</text:p>
          </table:table-cell>
          <table:covered-table-cell table:style-name="ce34"/>
          <table:covered-table-cell table:style-name="ce35"/>
          <table:table-cell table:style-name="ce23" table:number-matrix-columns-spanned="2" table:number-matrix-rows-spanned="1" table:formula="of:=ORG.OPENGIS.OPENOFFICE.REFERENCING.GETTRANSFORMEDCOORDINATES([.$E$6:.$F$6];[.$B$2];[.A21])" office:value-type="float" office:value="0">
            <text:p>#VALEUR !</text:p>
          </table:table-cell>
          <table:table-cell table:style-name="ce39" office:value-type="float" office:value="0">
            <text:p>#VALEUR !</text:p>
          </table:table-cell>
          <table:table-cell table:number-columns-repeated="250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side" style:family="table-cell" style:parent-style-name="Default">
      <style:text-properties fo: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03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Martin Desruisseaux</meta:initial-creator>
    <meta:creation-date>2005-07-28T13:50:36</meta:creation-date>
    <dc:creator>Martin Desruisseaux</dc:creator>
    <dc:date>2011-09-20T03:17:24</dc:date>
    <dc:language>fr-FR</dc:language>
    <meta:editing-cycles>40</meta:editing-cycles>
    <meta:editing-duration>PT5H59M17S</meta:editing-duration>
    <meta:document-statistic meta:table-count="2" meta:cell-count="106" meta:object-count="0"/>
    <meta:user-defined meta:name="Info 1"/>
    <meta:user-defined meta:name="Info 2"/>
    <meta:user-defined meta:name="Info 3"/>
    <meta:user-defined meta:name="Info 4"/>
  </office:meta>
</office:document-meta>
</file>